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tru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28pt" style:font-size-asian="28pt" style:font-size-complex="28pt"/>
    </style:style>
    <style:style style:name="P3" style:family="paragraph">
      <style:text-properties style:font-name="Liberation Serif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style:font-name="Liberation Serif" fo:font-size="36pt" style:font-size-asian="36pt" style:font-size-complex="36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xml:id="id1" draw:id="id1" draw:layer="layout" svg:width="0.762cm" svg:height="0.762cm" svg:x="4.872cm" svg:y="1.3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1" xml:id="id2" draw:id="id2" draw:layer="layout" draw:type="line" svg:x1="5.246cm" svg:y1="2.554cm" svg:x2="5.253cm" svg:y2="2.07cm" draw:end-shape="id1" draw:end-glue-point="8" svg:d="m5246 2554 7-484" svg:viewBox="0 0 8 485">
              <text:p/>
            </draw:connector>
            <draw:connector draw:style-name="gr2" draw:text-style-name="P1" draw:layer="layout" draw:type="line" svg:x1="5.246cm" svg:y1="2.554cm" svg:x2="5.551cm" svg:y2="2.986cm" draw:start-shape="id2" draw:start-glue-point="2" svg:d="m5246 2554 305 432" svg:viewBox="0 0 306 433">
              <text:p/>
            </draw:connector>
            <draw:connector draw:style-name="gr2" draw:text-style-name="P1" draw:layer="layout" draw:type="line" svg:x1="5.246cm" svg:y1="2.554cm" svg:x2="4.945cm" svg:y2="2.99cm" draw:start-shape="id2" draw:start-glue-point="2" svg:d="m5246 2554-301 436" svg:viewBox="0 0 302 437">
              <text:p/>
            </draw:connector>
            <draw:connector draw:style-name="gr2" draw:text-style-name="P1" draw:layer="layout" draw:type="line" svg:x1="5.253cm" svg:y1="2.07cm" svg:x2="5.659cm" svg:y2="2.502cm" draw:start-shape="id1" draw:start-glue-point="8" svg:d="m5253 2070 406 432" svg:viewBox="0 0 407 433">
              <text:p/>
            </draw:connector>
            <draw:connector draw:style-name="gr2" draw:text-style-name="P1" draw:layer="layout" draw:type="line" svg:x1="5.253cm" svg:y1="2.07cm" svg:x2="4.844cm" svg:y2="2.502cm" draw:start-shape="id1" draw:start-glue-point="8" svg:d="m5253 2070-409 432" svg:viewBox="0 0 410 433">
              <text:p/>
            </draw:connector>
          </draw:g>
          <draw:custom-shape draw:style-name="gr1" draw:text-style-name="P1" draw:layer="layout" svg:width="1.27cm" svg:height="1.27cm" svg:x="4.743cm" svg:y="3.8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9.906cm" svg:height="2.286cm" draw:transform="rotate (-1.5707963267949) translate (2.413cm 0.577cm)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906cm" svg:height="2.286cm" draw:transform="rotate (-1.5707963267949) translate (26.814cm 0.577cm)">
          <text:p text:style-name="P1"><text:span text:style-name="T1">Finish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67cm" svg:y1="5.703cm" svg:x2="24.282cm" svg:y2="5.703cm">
          <text:p/>
        </draw:line>
        <draw:custom-shape draw:style-name="gr1" draw:text-style-name="P1" draw:layer="layout" svg:width="1.27cm" svg:height="1.27cm" svg:x="4.745cm" svg:y="8.75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2.056cm" svg:height="1.021cm" svg:x="5.799cm" svg:y="0.127cm">
          <draw:text-box>
            <text:p><text:span text:style-name="T2">Guide</text:span></text:p>
          </draw:text-box>
        </draw:frame>
        <draw:line draw:style-name="gr4" draw:text-style-name="P1" draw:layer="layout" svg:x1="5.799cm" svg:y1="1.085cm" svg:x2="5.634cm" svg:y2="1.308cm">
          <text:p/>
        </draw:line>
        <draw:frame draw:style-name="gr5" draw:text-style-name="P3" draw:layer="layout" svg:width="2.056cm" svg:height="1.021cm" svg:x="6.101cm" svg:y="2.929cm">
          <draw:text-box>
            <text:p><text:span text:style-name="T2">Robot</text:span></text:p>
          </draw:text-box>
        </draw:frame>
        <draw:line draw:style-name="gr4" draw:text-style-name="P1" draw:layer="layout" svg:x1="6.101cm" svg:y1="3.887cm" svg:x2="5.936cm" svg:y2="4.11cm">
          <text:p/>
        </draw:line>
        <draw:custom-shape draw:style-name="gr3" draw:text-style-name="P2" draw:layer="layout" svg:width="14.512cm" svg:height="3.302cm" svg:x="9.321cm" svg:y="1.023cm">
          <text:p text:style-name="P1"><text:span text:style-name="T1">Teach step</text:span></text:p>
          <text:p text:style-name="P1"><text:span text:style-name="T1">(Robot is guided over path)</text:span></text:p>
          <draw:enhanced-geometry svg:viewBox="0 0 21600 21600" draw:text-areas="0 ?f0 ?f5 ?f2" draw:type="right-arrow" draw:modifiers="16184.607031356 2800.295202952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2.056cm" svg:height="1.021cm" svg:x="6.103cm" svg:y="7.831cm">
          <draw:text-box>
            <text:p><text:span text:style-name="T2">Robot</text:span></text:p>
          </draw:text-box>
        </draw:frame>
        <draw:line draw:style-name="gr4" draw:text-style-name="P1" draw:layer="layout" svg:x1="6.103cm" svg:y1="8.789cm" svg:x2="5.938cm" svg:y2="9.012cm">
          <text:p/>
        </draw:line>
        <draw:custom-shape draw:style-name="gr3" draw:text-style-name="P2" draw:layer="layout" svg:width="14.512cm" svg:height="3.302cm" svg:x="9.323cm" svg:y="6.625cm">
          <text:p text:style-name="P1"><text:span text:style-name="T1">Replay step</text:span></text:p>
          <text:p text:style-name="P1"><text:span text:style-name="T1">(Autonomous motion)</text:span></text:p>
          <draw:enhanced-geometry svg:viewBox="0 0 21600 21600" draw:text-areas="0 ?f0 ?f5 ?f2" draw:type="right-arrow" draw:modifiers="16184.607031356 2800.295202952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1.912cm" svg:height="1.788cm" svg:x="2.475cm" svg:y="1.963cm">
          <draw:text-box>
            <text:p text:style-name="P4"><text:span text:style-name="T3">(a)</text:span></text:p>
          </draw:text-box>
        </draw:frame>
        <draw:frame draw:style-name="gr6" draw:text-style-name="P5" draw:layer="layout" svg:width="1.984cm" svg:height="1.788cm" svg:x="2.475cm" svg:y="6.863cm">
          <draw:text-box>
            <text:p text:style-name="P4"><text:span text:style-name="T3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49cm" fo:page-height="10.6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08:14:20.020626802</meta:creation-date>
    <dc:date>2014-11-10T08:20:15.086086330</dc:date>
    <meta:editing-duration>P0D</meta:editing-duration>
    <meta:editing-cycles>1</meta:editing-cycles>
    <meta:document-statistic meta:object-count="23"/>
    <meta:generator>LibreOffice/4.1.3.2$Linux_X86_64 LibreOffice_project/410m0$Build-2</meta:generator>
  </office:meta>
</office:document-meta>
</file>